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46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9.423cm"/>
    </style:style>
    <style:style style:name="co5" style:family="table-column">
      <style:table-column-properties fo:break-before="auto" style:column-width="8.962cm"/>
    </style:style>
    <style:style style:name="co6" style:family="table-column">
      <style:table-column-properties fo:break-before="auto" style:column-width="0.49cm"/>
    </style:style>
    <style:style style:name="co7" style:family="table-column">
      <style:table-column-properties fo:break-before="auto" style:column-width="0.704cm"/>
    </style:style>
    <style:style style:name="co8" style:family="table-column">
      <style:table-column-properties fo:break-before="auto" style:column-width="9.629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7.848cm"/>
    </style:style>
    <style:style style:name="co11" style:family="table-column">
      <style:table-column-properties fo:break-before="auto" style:column-width="7.29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double #000000" style:border-line-width="0.002cm 0.035cm 0.002cm"/>
      <style:text-properties style:text-position="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Lancement </text:p>
          </table:table-cell>
          <table:table-cell table:style-name="ce5"/>
        </table:table-row>
        <table:table-row table:style-name="ro1">
          <table:table-cell table:style-name="ce3" office:value-type="string">
            <text:p>1.1 </text:p>
          </table:table-cell>
          <table:table-cell table:style-name="ce4" office:value-type="string">
            <text:p>Organisation </text:p>
          </table:table-cell>
          <table:table-cell/>
        </table:table-row>
        <table:table-row table:style-name="ro1"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/>
        </table:table-row>
        <table:table-row table:style-name="ro1"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/>
        </table:table-row>
        <table:table-row table:style-name="ro1"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/>
        </table:table-row>
        <table:table-row table:style-name="ro1"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/>
        </table:table-row>
        <table:table-row table:style-name="ro1"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/>
        </table:table-row>
        <table:table-row table:style-name="ro1">
          <table:table-cell table:style-name="ce3" office:value-type="string">
            <text:p>1.2 </text:p>
          </table:table-cell>
          <table:table-cell table:style-name="ce4" office:value-type="string">
            <text:p>VTech </text:p>
          </table:table-cell>
          <table:table-cell/>
        </table:table-row>
        <table:table-row table:style-name="ro1"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/>
        </table:table-row>
        <table:table-row table:style-name="ro1"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/>
        </table:table-row>
        <table:table-row table:style-name="ro1"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/>
        </table:table-row>
        <table:table-row table:style-name="ro1"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/>
        </table:table-row>
        <table:table-row table:style-name="ro1"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/>
        </table:table-row>
        <table:table-row table:style-name="ro1">
          <table:table-cell table:style-name="ce3" office:value-type="string">
            <text:p>1.3 </text:p>
          </table:table-cell>
          <table:table-cell table:style-name="ce4" office:value-type="string">
            <text:p>Appro </text:p>
          </table:table-cell>
          <table:table-cell/>
        </table:table-row>
        <table:table-row table:style-name="ro1"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/>
        </table:table-row>
        <table:table-row table:style-name="ro1"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/>
        </table:table-row>
        <table:table-row table:style-name="ro1"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ecup Signal </text:p>
          </table:table-cell>
          <table:table-cell table:style-name="ce5"/>
        </table:table-row>
        <table:table-row table:style-name="ro1">
          <table:table-cell table:style-name="ce3" office:value-type="string">
            <text:p>2.1 </text:p>
          </table:table-cell>
          <table:table-cell table:style-name="ce4" office:value-type="string">
            <text:p>Etude Signal </text:p>
          </table:table-cell>
          <table:table-cell/>
        </table:table-row>
        <table:table-row table:style-name="ro1"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/>
        </table:table-row>
        <table:table-row table:style-name="ro1"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/>
        </table:table-row>
        <table:table-row table:style-name="ro1">
          <table:table-cell table:style-name="ce3" office:value-type="string">
            <text:p>2.2 </text:p>
          </table:table-cell>
          <table:table-cell table:style-name="ce4" office:value-type="string">
            <text:p>Etude Ampli </text:p>
          </table:table-cell>
          <table:table-cell/>
        </table:table-row>
        <table:table-row table:style-name="ro1"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/>
        </table:table-row>
        <table:table-row table:style-name="ro1"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/>
        </table:table-row>
        <table:table-row table:style-name="ro1">
          <table:table-cell table:style-name="ce3" office:value-type="string">
            <text:p>2.3 </text:p>
          </table:table-cell>
          <table:table-cell table:style-name="ce4" office:value-type="string">
            <text:p>Fabrication Proto1 </text:p>
          </table:table-cell>
          <table:table-cell/>
        </table:table-row>
        <table:table-row table:style-name="ro1"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/>
        </table:table-row>
        <table:table-row table:style-name="ro1"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/>
        </table:table-row>
        <table:table-row table:style-name="ro1">
          <table:table-cell table:style-name="ce3" office:value-type="string">
            <text:p>2.4 </text:p>
          </table:table-cell>
          <table:table-cell table:style-name="ce4" office:value-type="string">
            <text:p>Valid Recup Signal </text:p>
          </table:table-cell>
          <table:table-cell/>
        </table:table-row>
        <table:table-row table:style-name="ro1"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/>
        </table:table-row>
        <table:table-row table:style-name="ro1"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/>
        </table:table-row>
        <table:table-row table:style-name="ro1">
          <table:table-cell table:style-name="ce3" office:value-type="string">
            <text:p>2.5 </text:p>
          </table:table-cell>
          <table:table-cell table:style-name="ce4" office:value-type="string">
            <text:p>Fabrication Proto2 </text:p>
          </table:table-cell>
          <table:table-cell/>
        </table:table-row>
        <table:table-row table:style-name="ro1"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/>
        </table:table-row>
        <table:table-row table:style-name="ro1"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/>
        </table:table-row>
        <table:table-row table:style-name="ro1">
          <table:table-cell table:style-name="ce3" office:value-type="string">
            <text:p>2.6 </text:p>
          </table:table-cell>
          <table:table-cell table:style-name="ce4" office:value-type="string">
            <text:p>Phase 3 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umerisation Signal </text:p>
          </table:table-cell>
          <table:table-cell table:style-name="ce5"/>
        </table:table-row>
        <table:table-row table:style-name="ro1">
          <table:table-cell table:style-name="ce3" office:value-type="string">
            <text:p>3.1 </text:p>
          </table:table-cell>
          <table:table-cell table:style-name="ce4" office:value-type="string">
            <text:p>CAN - CNA Ampli1 </text:p>
          </table:table-cell>
          <table:table-cell/>
        </table:table-row>
        <table:table-row table:style-name="ro1"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/>
        </table:table-row>
        <table:table-row table:style-name="ro1"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/>
        </table:table-row>
        <table:table-row table:style-name="ro1"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/>
        </table:table-row>
        <table:table-row table:style-name="ro1">
          <table:table-cell table:style-name="ce3" office:value-type="string">
            <text:p>3.2 </text:p>
          </table:table-cell>
          <table:table-cell table:style-name="ce4" office:value-type="string">
            <text:p>CAN - CNA Ampli2 </text:p>
          </table:table-cell>
          <table:table-cell/>
        </table:table-row>
        <table:table-row table:style-name="ro1"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/>
        </table:table-row>
        <table:table-row table:style-name="ro1"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/>
        </table:table-row>
        <table:table-row table:style-name="ro1">
          <table:table-cell table:style-name="ce3" office:value-type="string">
            <text:p>3.3 </text:p>
          </table:table-cell>
          <table:table-cell table:style-name="ce4" office:value-type="string">
            <text:p>CAN - CNA Ampli3 </text:p>
          </table:table-cell>
          <table:table-cell/>
        </table:table-row>
        <table:table-row table:style-name="ro1"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/>
        </table:table-row>
        <table:table-row table:style-name="ro1"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Connexion Wifi/uC </text:p>
          </table:table-cell>
          <table:table-cell table:style-name="ce5"/>
        </table:table-row>
        <table:table-row table:style-name="ro1">
          <table:table-cell table:style-name="ce3" office:value-type="string">
            <text:p>4.1 </text:p>
          </table:table-cell>
          <table:table-cell table:style-name="ce4" office:value-type="string">
            <text:p>Assemblage Shield Wifi </text:p>
          </table:table-cell>
          <table:table-cell/>
        </table:table-row>
        <table:table-row table:style-name="ro1"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/>
        </table:table-row>
        <table:table-row table:style-name="ro1"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/>
        </table:table-row>
        <table:table-row table:style-name="ro1">
          <table:table-cell table:style-name="ce3" office:value-type="string">
            <text:p>4.2 </text:p>
          </table:table-cell>
          <table:table-cell table:style-name="ce4" office:value-type="string">
            <text:p>Arch Reseau </text:p>
          </table:table-cell>
          <table:table-cell/>
        </table:table-row>
        <table:table-row table:style-name="ro1"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/>
        </table:table-row>
        <table:table-row table:style-name="ro1"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/>
        </table:table-row>
        <table:table-row table:style-name="ro1"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/>
        </table:table-row>
        <table:table-row table:style-name="ro1"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/>
        </table:table-row>
        <table:table-row table:style-name="ro1"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/>
        </table:table-row>
        <table:table-row table:style-name="ro1"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/>
        </table:table-row>
        <table:table-row table:style-name="ro1"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/>
        </table:table-row>
        <table:table-row table:style-name="ro1">
          <table:table-cell table:style-name="ce3" office:value-type="string">
            <text:p>4.3 </text:p>
          </table:table-cell>
          <table:table-cell table:style-name="ce4" office:value-type="string">
            <text:p>Programmation Arduino DUE </text:p>
          </table:table-cell>
          <table:table-cell/>
        </table:table-row>
        <table:table-row table:style-name="ro1"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/>
        </table:table-row>
        <table:table-row table:style-name="ro1"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ppli Tel/ Fonction connexion Wifi/Tel </text:p>
          </table:table-cell>
          <table:table-cell table:style-name="ce5"/>
        </table:table-row>
        <table:table-row table:style-name="ro1">
          <table:table-cell table:style-name="ce3" office:value-type="string">
            <text:p>5.1 </text:p>
          </table:table-cell>
          <table:table-cell table:style-name="ce4" office:value-type="string">
            <text:p>Dev IHM de Base </text:p>
          </table:table-cell>
          <table:table-cell/>
        </table:table-row>
        <table:table-row table:style-name="ro1">
          <table:table-cell table:style-name="ce3" office:value-type="string">
            <text:p>5.1.1 </text:p>
          </table:table-cell>
          <table:table-cell table:style-name="ce4" office:value-type="string">
            <text:p>#66 Définition des besoins </text:p>
          </table:table-cell>
          <table:table-cell/>
        </table:table-row>
        <table:table-row table:style-name="ro1"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/>
        </table:table-row>
        <table:table-row table:style-name="ro1">
          <table:table-cell table:style-name="ce3" office:value-type="string">
            <text:p>5.2 </text:p>
          </table:table-cell>
          <table:table-cell table:style-name="ce4" office:value-type="string">
            <text:p>Dev Module Com/Tester Transmission </text:p>
          </table:table-cell>
          <table:table-cell/>
        </table:table-row>
        <table:table-row table:style-name="ro1"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/>
        </table:table-row>
        <table:table-row table:style-name="ro1"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ignal Audio Wifi/Tel </text:p>
          </table:table-cell>
          <table:table-cell table:style-name="ce5"/>
        </table:table-row>
        <table:table-row table:style-name="ro1">
          <table:table-cell table:style-name="ce3" office:value-type="string">
            <text:p>6.1 </text:p>
          </table:table-cell>
          <table:table-cell table:style-name="ce4" office:value-type="string">
            <text:p>Validation reception signal Audio </text:p>
          </table:table-cell>
          <table:table-cell/>
        </table:table-row>
        <table:table-row table:style-name="ro1"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/>
        </table:table-row>
        <table:table-row table:style-name="ro1"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/>
        </table:table-row>
        <table:table-row table:style-name="ro1">
          <table:table-cell table:style-name="ce3" office:value-type="string">
            <text:p>6.2 </text:p>
          </table:table-cell>
          <table:table-cell table:style-name="ce4" office:value-type="string">
            <text:p>CNA - CAN Tel </text:p>
          </table:table-cell>
          <table:table-cell/>
        </table:table-row>
        <table:table-row table:style-name="ro1"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ppli Tel/ Fonctions supplémentaires </text:p>
          </table:table-cell>
          <table:table-cell table:style-name="ce5"/>
        </table:table-row>
        <table:table-row table:style-name="ro1">
          <table:table-cell table:style-name="ce3" office:value-type="string">
            <text:p>7.1 </text:p>
          </table:table-cell>
          <table:table-cell table:style-name="ce4" office:value-type="string">
            <text:p>Stockage/enregistrement </text:p>
          </table:table-cell>
          <table:table-cell/>
        </table:table-row>
        <table:table-row table:style-name="ro1"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/>
        </table:table-row>
        <table:table-row table:style-name="ro1">
          <table:table-cell table:style-name="ce3" office:value-type="string">
            <text:p>7.2 </text:p>
          </table:table-cell>
          <table:table-cell table:style-name="ce4" office:value-type="string">
            <text:p>IHM Avancee </text:p>
          </table:table-cell>
          <table:table-cell/>
        </table:table-row>
        <table:table-row table:style-name="ro1"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Conception Appli Tel </text:p>
          </table:table-cell>
          <table:table-cell table:style-name="ce5"/>
        </table:table-row>
        <table:table-row table:style-name="ro1">
          <table:table-cell table:style-name="ce3" office:value-type="string">
            <text:p>8.1 </text:p>
          </table:table-cell>
          <table:table-cell table:style-name="ce4" office:value-type="string">
            <text:p>Conception UML </text:p>
          </table:table-cell>
          <table:table-cell/>
        </table:table-row>
        <table:table-row table:style-name="ro1"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/>
        </table:table-row>
        <table:table-row table:style-name="ro1"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/>
        </table:table-row>
        <table:table-row table:style-name="ro1"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/>
        </table:table-row>
        <table:table-row table:style-name="ro2" table:number-rows-repeated="104849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backlog général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6"/>
        <table:table-row table:style-name="ro1">
          <table:table-cell/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1</text:p>
          </table:table-cell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2</text:p>
          </table:table-cell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5.1.1 </text:p>
          </table:table-cell>
          <table:table-cell table:style-name="ce4" office:value-type="string">
            <text:p>#66 Définition des besoins apli smart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4</text:p>
          </table:table-cell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Sprint 4</text:p>
          </table:table-cell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Sprint 4</text:p>
          </table:table-cell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Sprint 4</text:p>
          </table:table-cell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Sprint 4</text:p>
          </table:table-cell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Sprint 4</text:p>
          </table:table-cell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3</text:p>
          </table:table-cell>
          <table:table-cell table:style-name="ce3" office:value-type="string">
            <text:p>8.1.4</text:p>
          </table:table-cell>
          <table:table-cell table:style-name="ce4" office:value-type="string">
            <text:p>Conception UML 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3</text:p>
          </table:table-cell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3</text:p>
          </table:table-cell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3</text:p>
          </table:table-cell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rint 4</text:p>
          </table:table-cell>
          <table:table-cell/>
          <table:table-cell office:value-type="string">
            <text:p>Rédaction rapport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print 3</text:p>
          </table:table-cell>
          <table:table-cell/>
          <table:table-cell office:value-type="string">
            <text:p>apprentissage nouveau module wifi</text:p>
          </table:table-cell>
          <table:table-cell office:value-type="float" office:value="5">
            <text:p>5</text:p>
          </table:table-cell>
        </table:table-row>
        <table:table-row table:style-name="ro2" table:number-rows-repeated="1048517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print 1" table:style-name="ta1">
        <table:table-column table:style-name="co1" table:default-cell-style-name="ce3"/>
        <table:table-column table:style-name="co5" table:default-cell-style-name="ce4"/>
        <table:table-column table:style-name="co1" table:default-cell-style-name="ce6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2">
          <table:table-cell/>
          <table:table-cell table:style-name="ce1"/>
          <table:table-cell table:number-columns-repeated="15"/>
        </table:table-row>
        <table:table-row table:style-name="ro4">
          <table:table-cell/>
          <table:table-cell table:style-name="ce7" office:value-type="string">
            <text:p>Tâches</text:p>
          </table:table-cell>
          <table:table-cell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string">
            <text:p>1.1.1 </text:p>
          </table:table-cell>
          <table:table-cell table:style-name="ce8" office:value-type="string">
            <text:p>#35 Creation CdC 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5" office:value-type="string">
            <text:p>X</text:p>
          </table:table-cell>
        </table:table-row>
        <table:table-row table:style-name="ro4">
          <table:table-cell office:value-type="string">
            <text:p>1.1.2 </text:p>
          </table:table-cell>
          <table:table-cell table:style-name="ce8" office:value-type="string">
            <text:p>#3 Validation CdC tuteur 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4">
          <table:table-cell office:value-type="string">
            <text:p>1.1.3 </text:p>
          </table:table-cell>
          <table:table-cell office:value-type="string">
            <text:p>#2 Cadrage 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4">
          <table:table-cell office:value-type="string">
            <text:p>1.1.4 </text:p>
          </table:table-cell>
          <table:table-cell office:value-type="string">
            <text:p>#28 Ajout des premières tâches dans github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4">
          <table:table-cell office:value-type="string">
            <text:p>1.1.5 </text:p>
          </table:table-cell>
          <table:table-cell office:value-type="string">
            <text:p>#1 Renseigner outils de suivi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4">
          <table:table-cell office:value-type="string">
            <text:p>1.2.1 </text:p>
          </table:table-cell>
          <table:table-cell office:value-type="string">
            <text:p>#30 Identification interface guitare 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4">
          <table:table-cell office:value-type="string">
            <text:p>1.2.2 </text:p>
          </table:table-cell>
          <table:table-cell office:value-type="string">
            <text:p>#29 Identifier les diverses modules sans fil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4">
          <table:table-cell office:value-type="string">
            <text:p>1.2.3 </text:p>
          </table:table-cell>
          <table:table-cell office:value-type="string">
            <text:p>#5 Recherche modules adaptables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4">
          <table:table-cell office:value-type="string">
            <text:p>1.2.4 </text:p>
          </table:table-cell>
          <table:table-cell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</table:table-row>
        <table:table-row table:style-name="ro4">
          <table:table-cell office:value-type="string">
            <text:p>1.3.3 </text:p>
          </table:table-cell>
          <table:table-cell office:value-type="string">
            <text:p>#11 Définition des besoins matériels 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8"/>
        </table:table-row>
        <table:table-row table:style-name="ro4">
          <table:table-cell office:value-type="string">
            <text:p>2.1.1 </text:p>
          </table:table-cell>
          <table:table-cell office:value-type="string">
            <text:p>#36 Relevé 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7"/>
        </table:table-row>
        <table:table-row table:style-name="ro4">
          <table:table-cell office:value-type="string">
            <text:p>2.1.2 </text:p>
          </table:table-cell>
          <table:table-cell office:value-type="string">
            <text:p>#37 Analyse/Etude Signal </text:p>
          </table:table-cell>
          <table:table-cell office:value-type="float" office:value="2">
            <text:p>2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 table:number-columns-repeated="5"/>
        </table:table-row>
        <table:table-row table:style-name="ro2">
          <table:table-cell table:style-name="Default" table:number-columns-repeated="3"/>
          <table:table-cell table:number-columns-repeated="14"/>
        </table:table-row>
        <table:table-row table:style-name="ro5" table:number-rows-repeated="3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Default" table:number-columns-repeated="3"/>
          <table:table-cell table:number-columns-repeated="14"/>
        </table:table-row>
        <table:table-row table:style-name="ro5" table:number-rows-repeated="4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9" table:formula="of:=SUM([.C3:.C23])" office:value-type="float" office:value="20">
            <text:p>20</text:p>
          </table:table-cell>
          <table:table-cell table:number-columns-repeated="14"/>
        </table:table-row>
      </table:table>
      <table:table table:name="Sprint 2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1">
          <table:table-cell table:style-name="ce10"/>
          <table:table-cell table:style-name="ce11" office:value-type="string">
            <text:p>Tâches</text:p>
          </table:table-cell>
          <table:table-cell table:style-name="ce1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0" office:value-type="string">
            <text:p>1.2.5 </text:p>
          </table:table-cell>
          <table:table-cell table:style-name="ce12" office:value-type="string">
            <text:p>#31 Etuge de la gestion énergétique </text:p>
          </table:table-cell>
          <table:table-cell table:style-name="ce13" office:value-type="float" office:value="5">
            <text:p>5</text:p>
          </table:table-cell>
          <table:table-cell table:number-columns-repeated="14"/>
        </table:table-row>
        <table:table-row table:style-name="ro6">
          <table:table-cell table:style-name="ce10" office:value-type="string">
            <text:p>1.3.1 </text:p>
          </table:table-cell>
          <table:table-cell table:style-name="ce12" office:value-type="string">
            <text:p>#14 Achat / Acquisition </text:p>
          </table:table-cell>
          <table:table-cell table:style-name="ce13" office:value-type="float" office:value="1">
            <text:p>1</text:p>
          </table:table-cell>
          <table:table-cell table:number-columns-repeated="12"/>
          <table:table-cell table:number-columns-repeated="2" office:value-type="string">
            <text:p>X</text:p>
          </table:table-cell>
        </table:table-row>
        <table:table-row table:style-name="ro6">
          <table:table-cell table:style-name="ce10" office:value-type="string">
            <text:p>1.3.2 </text:p>
          </table:table-cell>
          <table:table-cell table:style-name="ce12" office:value-type="string">
            <text:p>#12 Financement / Validation </text:p>
          </table:table-cell>
          <table:table-cell table:style-name="ce13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6">
          <table:table-cell table:style-name="ce10" office:value-type="string">
            <text:p>2.2.1 </text:p>
          </table:table-cell>
          <table:table-cell table:style-name="ce12" office:value-type="string">
            <text:p>#38 Conception Ampli (ORcad) 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6">
          <table:table-cell table:style-name="ce10" office:value-type="string">
            <text:p>2.2.2 </text:p>
          </table:table-cell>
          <table:table-cell table:style-name="ce12" office:value-type="string">
            <text:p>#39 Simulation Circuit (Orcad) 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2.3.1 </text:p>
          </table:table-cell>
          <table:table-cell table:style-name="ce12" office:value-type="string">
            <text:p>#40 Appro Matos </text:p>
          </table:table-cell>
          <table:table-cell table:style-name="ce13" office:value-type="float" office:value="1">
            <text:p>1</text:p>
          </table:table-cell>
          <table:table-cell table:number-columns-repeated="14"/>
        </table:table-row>
        <table:table-row table:style-name="ro6">
          <table:table-cell table:style-name="ce10" office:value-type="string">
            <text:p>2.3.2 </text:p>
          </table:table-cell>
          <table:table-cell table:style-name="ce12" office:value-type="string">
            <text:p>#41 Assemblage </text:p>
          </table:table-cell>
          <table:table-cell table:style-name="ce13" office:value-type="float" office:value="3">
            <text:p>3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8"/>
        </table:table-row>
        <table:table-row table:style-name="ro6">
          <table:table-cell table:style-name="ce10" office:value-type="string">
            <text:p>2.4.1 </text:p>
          </table:table-cell>
          <table:table-cell table:style-name="ce12" office:value-type="string">
            <text:p>#42 Simu Proto1 </text:p>
          </table:table-cell>
          <table:table-cell table:style-name="ce13" office:value-type="float" office:value="5">
            <text:p>5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6">
          <table:table-cell table:style-name="ce10" office:value-type="string">
            <text:p>3.1.2 </text:p>
          </table:table-cell>
          <table:table-cell table:style-name="ce12" office:value-type="string">
            <text:p>#47 Fab Ampli1 (amp+Ard+Hp) </text:p>
          </table:table-cell>
          <table:table-cell table:style-name="ce13"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</table:table-row>
        <table:table-row table:style-name="ro6">
          <table:table-cell table:style-name="ce10" office:value-type="string">
            <text:p>3.1.3 </text:p>
          </table:table-cell>
          <table:table-cell table:style-name="ce12" office:value-type="string">
            <text:p>#48 Simulation Ampli1 </text:p>
          </table:table-cell>
          <table:table-cell table:style-name="ce13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</table:table-row>
        <table:table-row table:style-name="ro6">
          <table:table-cell table:style-name="ce10" office:value-type="string">
            <text:p>4.1.1 </text:p>
          </table:table-cell>
          <table:table-cell table:style-name="ce12" office:value-type="string">
            <text:p>#53 Brochage Shield Wifi </text:p>
          </table:table-cell>
          <table:table-cell table:style-name="ce13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6">
          <table:table-cell table:style-name="ce10" office:value-type="string">
            <text:p>4.1.2 </text:p>
          </table:table-cell>
          <table:table-cell table:style-name="ce12" office:value-type="string">
            <text:p>#54 Soudures Shield Wifi </text:p>
          </table:table-cell>
          <table:table-cell table:style-name="ce13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6">
          <table:table-cell table:style-name="ce10" office:value-type="string">
            <text:p>4.2.5 </text:p>
          </table:table-cell>
          <table:table-cell table:style-name="ce12" office:value-type="string">
            <text:p>#73 Utilisation nc - com pc1/pc2 filaire </text:p>
          </table:table-cell>
          <table:table-cell table:style-name="ce13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</table:table-row>
        <table:table-row table:style-name="ro6">
          <table:table-cell table:style-name="ce10" office:value-type="string">
            <text:p>4.2.6 </text:p>
          </table:table-cell>
          <table:table-cell table:style-name="ce12" office:value-type="string">
            <text:p>#74 Utilisation nc - com pc1/pc2 wifi </text:p>
          </table:table-cell>
          <table:table-cell table:style-name="ce13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</table:table-row>
        <table:table-row table:style-name="ro2">
          <table:table-cell table:number-columns-repeated="2"/>
          <table:table-cell table:formula="of:=SUM([.C2:.C15])" office:value-type="float" office:value="40">
            <text:p>40</text:p>
          </table:table-cell>
          <table:table-cell table:number-columns-repeated="1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print 3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1">
          <table:table-cell table:style-name="ce10"/>
          <table:table-cell table:style-name="ce11" office:value-type="string">
            <text:p>Tâches</text:p>
          </table:table-cell>
          <table:table-cell table:style-name="ce13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0" office:value-type="string">
            <text:p>4.2.1 </text:p>
          </table:table-cell>
          <table:table-cell table:style-name="ce12" office:value-type="string">
            <text:p>#55 Definition Mode de connexion </text:p>
          </table:table-cell>
          <table:table-cell table:style-name="ce13"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4.2.2 </text:p>
          </table:table-cell>
          <table:table-cell table:style-name="ce12" office:value-type="string">
            <text:p>#56 @ip/DHCP </text:p>
          </table:table-cell>
          <table:table-cell table:style-name="ce13"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4.2.3 </text:p>
          </table:table-cell>
          <table:table-cell table:style-name="ce12" office:value-type="string">
            <text:p>#57 Definition Port com (&gt;1023) </text:p>
          </table:table-cell>
          <table:table-cell table:style-name="ce13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4.2.4 </text:p>
          </table:table-cell>
          <table:table-cell table:style-name="ce12" office:value-type="string">
            <text:p>#60 Réalisation schéma réseau </text:p>
          </table:table-cell>
          <table:table-cell table:style-name="ce13" office:value-type="float" office:value="2">
            <text:p>2</text:p>
          </table:table-cell>
          <table:table-cell table:number-columns-repeated="14"/>
        </table:table-row>
        <table:table-row table:style-name="ro6">
          <table:table-cell table:style-name="ce10" office:value-type="string">
            <text:p>4.2.7 </text:p>
          </table:table-cell>
          <table:table-cell table:style-name="ce12" office:value-type="string">
            <text:p>#75 Utilisation nc - com moduleWifly/pc 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style-name="ce10" office:value-type="string">
            <text:p>4.3.1 </text:p>
          </table:table-cell>
          <table:table-cell table:style-name="ce12" office:value-type="string">
            <text:p>#58 Prog Mode Connexion </text:p>
          </table:table-cell>
          <table:table-cell table:style-name="ce13"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4.3.2 </text:p>
          </table:table-cell>
          <table:table-cell table:style-name="ce12" office:value-type="string">
            <text:p>#59 Transmission Data uC/Carte </text:p>
          </table:table-cell>
          <table:table-cell table:style-name="ce13"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5.1.1 </text:p>
          </table:table-cell>
          <table:table-cell table:style-name="ce12" office:value-type="string">
            <text:p>#66 Définition des besoins apli smart</text:p>
          </table:table-cell>
          <table:table-cell table:style-name="ce13"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5.1.2 </text:p>
          </table:table-cell>
          <table:table-cell table:style-name="ce12" office:value-type="string">
            <text:p>#67 mockup </text:p>
          </table:table-cell>
          <table:table-cell table:style-name="ce13"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5.2.2 </text:p>
          </table:table-cell>
          <table:table-cell table:style-name="ce12" office:value-type="string">
            <text:p>#65 Connexion module guitare </text:p>
          </table:table-cell>
          <table:table-cell table:style-name="ce13" office:value-type="float" office:value="8">
            <text:p>8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6.1.2 </text:p>
          </table:table-cell>
          <table:table-cell table:style-name="ce12" office:value-type="string">
            <text:p>#62 Validation reception en console </text:p>
          </table:table-cell>
          <table:table-cell table:style-name="ce13" office:value-type="float" office:value="8">
            <text:p>8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8.1.4</text:p>
          </table:table-cell>
          <table:table-cell table:style-name="ce12" office:value-type="string">
            <text:p>Conception UML </text:p>
          </table:table-cell>
          <table:table-cell table:style-name="ce13" office:value-type="float" office:value="3">
            <text:p>3</text:p>
          </table:table-cell>
          <table:table-cell table:number-columns-repeated="14"/>
        </table:table-row>
        <table:table-row table:style-name="ro6">
          <table:table-cell table:style-name="ce10" office:value-type="string">
            <text:p>8.1.1 </text:p>
          </table:table-cell>
          <table:table-cell table:style-name="ce12" office:value-type="string">
            <text:p>#70 Diagramme cas d'utilisation </text:p>
          </table:table-cell>
          <table:table-cell table:style-name="ce13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8.1.2 </text:p>
          </table:table-cell>
          <table:table-cell table:style-name="ce12" office:value-type="string">
            <text:p>#71 Diagramme séquence/activité </text:p>
          </table:table-cell>
          <table:table-cell table:style-name="ce13"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8.1.3 </text:p>
          </table:table-cell>
          <table:table-cell table:style-name="ce12" office:value-type="string">
            <text:p>#72 Diagramme de classe </text:p>
          </table:table-cell>
          <table:table-cell table:style-name="ce13" office:value-type="float" office:value="3">
            <text:p>3</text:p>
          </table:table-cell>
          <table:table-cell table:number-columns-repeated="14"/>
        </table:table-row>
        <table:table-row table:style-name="ro6">
          <table:table-cell/>
          <table:table-cell office:value-type="string">
            <text:p>apprentissage nouveau module wifi</text:p>
          </table:table-cell>
          <table:table-cell table:style-name="ce13"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2" table:number-rows-repeated="2">
          <table:table-cell table:style-name="ce10"/>
          <table:table-cell table:style-name="ce12"/>
          <table:table-cell table:style-name="ce13"/>
          <table:table-cell table:number-columns-repeated="14"/>
        </table:table-row>
        <table:table-row table:style-name="ro2">
          <table:table-cell table:number-columns-repeated="2"/>
          <table:table-cell table:formula="of:=SUM([.C2:.C19])" office:value-type="float" office:value="63">
            <text:p>63</text:p>
          </table:table-cell>
          <table:table-cell table:number-columns-repeated="1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print 4" table:style-name="ta1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1">
          <table:table-cell table:style-name="ce10"/>
          <table:table-cell table:style-name="ce11" office:value-type="string">
            <text:p>Tâches</text:p>
          </table:table-cell>
          <table:table-cell table:style-name="ce13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0" office:value-type="string">
            <text:p>5.2.1 </text:p>
          </table:table-cell>
          <table:table-cell table:style-name="ce12" office:value-type="string">
            <text:p>#64 Création vue config réseau </text:p>
          </table:table-cell>
          <table:table-cell table:style-name="ce13"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6.1.1 </text:p>
          </table:table-cell>
          <table:table-cell table:style-name="ce12" office:value-type="string">
            <text:p>#61 WidGet Signal(Graph) </text:p>
          </table:table-cell>
          <table:table-cell table:style-name="ce13" office:value-type="float" office:value="8">
            <text:p>8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6.2.1 </text:p>
          </table:table-cell>
          <table:table-cell table:style-name="ce12" office:value-type="string">
            <text:p>#63 Son vers Sortie Casque </text:p>
          </table:table-cell>
          <table:table-cell table:style-name="ce13" office:value-type="float" office:value="8">
            <text:p>8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7.1.1 </text:p>
          </table:table-cell>
          <table:table-cell table:style-name="ce12" office:value-type="string">
            <text:p>#69 Création vue Stockage/enregistrement </text:p>
          </table:table-cell>
          <table:table-cell table:style-name="ce13" office:value-type="float" office:value="8">
            <text:p>8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7.2.2</text:p>
          </table:table-cell>
          <table:table-cell table:style-name="ce12" office:value-type="string">
            <text:p>IHM Avancee </text:p>
          </table:table-cell>
          <table:table-cell table:style-name="ce13"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style-name="ce10" office:value-type="string">
            <text:p>7.2.1 </text:p>
          </table:table-cell>
          <table:table-cell table:style-name="ce12" office:value-type="string">
            <text:p>#68 Définition des besoins des fonctions sup </text:p>
          </table:table-cell>
          <table:table-cell table:style-name="ce13" office:value-type="float" office:value="3">
            <text:p>3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édaction rapport</text:p>
          </table:table-cell>
          <table:table-cell table:style-name="ce13" office:value-type="float" office:value="3">
            <text:p>3</text:p>
          </table:table-cell>
          <table:table-cell table:number-columns-repeated="14"/>
        </table:table-row>
        <table:table-row table:style-name="ro6">
          <table:table-cell/>
          <table:table-cell table:style-name="ce12" office:value-type="string">
            <text:p>#31 Etuge de la gestion énergétique </text:p>
          </table:table-cell>
          <table:table-cell table:style-name="ce13" office:value-type="float" office:value="8">
            <text:p>8</text:p>
          </table:table-cell>
          <table:table-cell table:number-columns-repeated="14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2"/>
          <table:table-cell table:formula="of:=SUM([.C2:.C19])" office:value-type="float" office:value="48">
            <text:p>48</text:p>
          </table:table-cell>
          <table:table-cell table:number-columns-repeated="1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range table:name="gantt-10" table:base-cell-address="$Feuille1.$B$10" table:cell-range-address="$Feuille1.$B$11"/>
        <table:named-range table:name="gantt-11" table:base-cell-address="$Feuille1.$B$11" table:cell-range-address="$Feuille1.$B$12"/>
        <table:named-range table:name="gantt-12" table:base-cell-address="$Feuille1.$B$12" table:cell-range-address="$Feuille1.$B$13"/>
        <table:named-range table:name="gantt-13" table:base-cell-address="$Feuille1.$B$13" table:cell-range-address="$Feuille1.$B$14"/>
        <table:named-range table:name="gantt-15" table:base-cell-address="$Feuille1.$B$15" table:cell-range-address="$Feuille1.$B$16"/>
        <table:named-range table:name="gantt-16" table:base-cell-address="$Feuille1.$B$16" table:cell-range-address="$Feuille1.$B$17"/>
        <table:named-range table:name="gantt-17" table:base-cell-address="$Feuille1.$B$17" table:cell-range-address="$Feuille1.$B$18"/>
        <table:named-range table:name="gantt-20" table:base-cell-address="$Feuille1.$B$20" table:cell-range-address="$Feuille1.$B$21"/>
        <table:named-range table:name="gantt-21" table:base-cell-address="$Feuille1.$B$21" table:cell-range-address="$Feuille1.$B$22"/>
        <table:named-range table:name="gantt-23" table:base-cell-address="$Feuille1.$B$23" table:cell-range-address="$Feuille1.$B$24"/>
        <table:named-range table:name="gantt-24" table:base-cell-address="$Feuille1.$B$24" table:cell-range-address="$Feuille1.$B$25"/>
        <table:named-range table:name="gantt-26" table:base-cell-address="$Feuille1.$B$26" table:cell-range-address="$Feuille1.$B$27"/>
        <table:named-range table:name="gantt-27" table:base-cell-address="$Feuille1.$B$27" table:cell-range-address="$Feuille1.$B$28"/>
        <table:named-range table:name="gantt-29" table:base-cell-address="$Feuille1.$B$29" table:cell-range-address="$Feuille1.$B$30"/>
        <table:named-range table:name="gantt-3" table:base-cell-address="$Feuille1.$B$3" table:cell-range-address="$Feuille1.$B$4"/>
        <table:named-range table:name="gantt-30" table:base-cell-address="$Feuille1.$B$30" table:cell-range-address="$Feuille1.$B$31"/>
        <table:named-range table:name="gantt-32" table:base-cell-address="$Feuille1.$B$32" table:cell-range-address="$Feuille1.$B$33"/>
        <table:named-range table:name="gantt-33" table:base-cell-address="$Feuille1.$B$33" table:cell-range-address="$Feuille1.$B$34"/>
        <table:named-range table:name="gantt-34" table:base-cell-address="$Feuille1.$B$34" table:cell-range-address="$Feuille1.$B$35"/>
        <table:named-range table:name="gantt-37" table:base-cell-address="$Feuille1.$B$37" table:cell-range-address="$Feuille1.$B$38"/>
        <table:named-range table:name="gantt-38" table:base-cell-address="$Feuille1.$B$38" table:cell-range-address="$Feuille1.$B$39"/>
        <table:named-range table:name="gantt-39" table:base-cell-address="$Feuille1.$B$39" table:cell-range-address="$Feuille1.$B$40"/>
        <table:named-range table:name="gantt-4" table:base-cell-address="$Feuille1.$B$4" table:cell-range-address="$Feuille1.$B$5"/>
        <table:named-range table:name="gantt-41" table:base-cell-address="$Feuille1.$B$41" table:cell-range-address="$Feuille1.$B$42"/>
        <table:named-range table:name="gantt-42" table:base-cell-address="$Feuille1.$B$42" table:cell-range-address="$Feuille1.$B$43"/>
        <table:named-range table:name="gantt-44" table:base-cell-address="$Feuille1.$B$44" table:cell-range-address="$Feuille1.$B$45"/>
        <table:named-range table:name="gantt-45" table:base-cell-address="$Feuille1.$B$45" table:cell-range-address="$Feuille1.$B$46"/>
        <table:named-range table:name="gantt-48" table:base-cell-address="$Feuille1.$B$48" table:cell-range-address="$Feuille1.$B$49"/>
        <table:named-range table:name="gantt-49" table:base-cell-address="$Feuille1.$B$49" table:cell-range-address="$Feuille1.$B$50"/>
        <table:named-range table:name="gantt-5" table:base-cell-address="$Feuille1.$B$5" table:cell-range-address="$Feuille1.$B$6"/>
        <table:named-range table:name="gantt-51" table:base-cell-address="$Feuille1.$B$51" table:cell-range-address="$Feuille1.$B$52"/>
        <table:named-range table:name="gantt-52" table:base-cell-address="$Feuille1.$B$52" table:cell-range-address="$Feuille1.$B$53"/>
        <table:named-range table:name="gantt-53" table:base-cell-address="$Feuille1.$B$53" table:cell-range-address="$Feuille1.$B$54"/>
        <table:named-range table:name="gantt-54" table:base-cell-address="$Feuille1.$B$54" table:cell-range-address="$Feuille1.$B$55"/>
        <table:named-range table:name="gantt-55" table:base-cell-address="$Feuille1.$B$55" table:cell-range-address="$Feuille1.$B$56"/>
        <table:named-range table:name="gantt-56" table:base-cell-address="$Feuille1.$B$56" table:cell-range-address="$Feuille1.$B$57"/>
        <table:named-range table:name="gantt-57" table:base-cell-address="$Feuille1.$B$57" table:cell-range-address="$Feuille1.$B$58"/>
        <table:named-range table:name="gantt-59" table:base-cell-address="$Feuille1.$B$59" table:cell-range-address="$Feuille1.$B$60"/>
        <table:named-range table:name="gantt-6" table:base-cell-address="$Feuille1.$B$6" table:cell-range-address="$Feuille1.$B$7"/>
        <table:named-range table:name="gantt-60" table:base-cell-address="$Feuille1.$B$60" table:cell-range-address="$Feuille1.$B$61"/>
        <table:named-range table:name="gantt-63" table:base-cell-address="$Feuille1.$B$63" table:cell-range-address="$Feuille1.$B$64"/>
        <table:named-range table:name="gantt-64" table:base-cell-address="$Feuille1.$B$64" table:cell-range-address="$Feuille1.$B$65"/>
        <table:named-range table:name="gantt-66" table:base-cell-address="$Feuille1.$B$66" table:cell-range-address="$Feuille1.$B$67"/>
        <table:named-range table:name="gantt-67" table:base-cell-address="$Feuille1.$B$67" table:cell-range-address="$Feuille1.$B$68"/>
        <table:named-range table:name="gantt-7" table:base-cell-address="$Feuille1.$B$7" table:cell-range-address="$Feuille1.$B$8"/>
        <table:named-range table:name="gantt-70" table:base-cell-address="$Feuille1.$B$70" table:cell-range-address="$Feuille1.$B$71"/>
        <table:named-range table:name="gantt-71" table:base-cell-address="$Feuille1.$B$71" table:cell-range-address="$Feuille1.$B$72"/>
        <table:named-range table:name="gantt-73" table:base-cell-address="$Feuille1.$B$73" table:cell-range-address="$Feuille1.$B$74"/>
        <table:named-range table:name="gantt-76" table:base-cell-address="$Feuille1.$B$76" table:cell-range-address="$Feuille1.$B$77"/>
        <table:named-range table:name="gantt-78" table:base-cell-address="$Feuille1.$B$78" table:cell-range-address="$Feuille1.$B$79"/>
        <table:named-range table:name="gantt-81" table:base-cell-address="$Feuille1.$B$81" table:cell-range-address="$Feuille1.$B$82"/>
        <table:named-range table:name="gantt-82" table:base-cell-address="$Feuille1.$B$82" table:cell-range-address="$Feuille1.$B$83"/>
        <table:named-range table:name="gantt-83" table:base-cell-address="$Feuille1.$B$83" table:cell-range-address="$Feuille1.$B$84"/>
        <table:named-range table:name="gantt-9" table:base-cell-address="$Feuille1.$B$9" table:cell-range-address="$Feuille1.$B$10"/>
        <table:named-range table:name="task-1" table:base-cell-address="$Feuille1.$B$1" table:cell-range-address="$Feuille1.$B$2"/>
        <table:named-range table:name="task-14" table:base-cell-address="$Feuille1.$B$14" table:cell-range-address="$Feuille1.$B$15"/>
        <table:named-range table:name="task-18" table:base-cell-address="$Feuille1.$B$18" table:cell-range-address="$Feuille1.$B$19"/>
        <table:named-range table:name="task-19" table:base-cell-address="$Feuille1.$B$19" table:cell-range-address="$Feuille1.$B$20"/>
        <table:named-range table:name="task-2" table:base-cell-address="$Feuille1.$B$2" table:cell-range-address="$Feuille1.$B$3"/>
        <table:named-range table:name="task-22" table:base-cell-address="$Feuille1.$B$22" table:cell-range-address="$Feuille1.$B$23"/>
        <table:named-range table:name="task-25" table:base-cell-address="$Feuille1.$B$25" table:cell-range-address="$Feuille1.$B$26"/>
        <table:named-range table:name="task-28" table:base-cell-address="$Feuille1.$B$28" table:cell-range-address="$Feuille1.$B$29"/>
        <table:named-range table:name="task-31" table:base-cell-address="$Feuille1.$B$31" table:cell-range-address="$Feuille1.$B$32"/>
        <table:named-range table:name="task-35" table:base-cell-address="$Feuille1.$B$35" table:cell-range-address="$Feuille1.$B$36"/>
        <table:named-range table:name="task-36" table:base-cell-address="$Feuille1.$B$36" table:cell-range-address="$Feuille1.$B$37"/>
        <table:named-range table:name="task-40" table:base-cell-address="$Feuille1.$B$40" table:cell-range-address="$Feuille1.$B$41"/>
        <table:named-range table:name="task-43" table:base-cell-address="$Feuille1.$B$43" table:cell-range-address="$Feuille1.$B$44"/>
        <table:named-range table:name="task-46" table:base-cell-address="$Feuille1.$B$46" table:cell-range-address="$Feuille1.$B$47"/>
        <table:named-range table:name="task-47" table:base-cell-address="$Feuille1.$B$47" table:cell-range-address="$Feuille1.$B$48"/>
        <table:named-range table:name="task-50" table:base-cell-address="$Feuille1.$B$50" table:cell-range-address="$Feuille1.$B$51"/>
        <table:named-range table:name="task-58" table:base-cell-address="$Feuille1.$B$58" table:cell-range-address="$Feuille1.$B$59"/>
        <table:named-range table:name="task-61" table:base-cell-address="$Feuille1.$B$61" table:cell-range-address="$Feuille1.$B$62"/>
        <table:named-range table:name="task-62" table:base-cell-address="$Feuille1.$B$62" table:cell-range-address="$Feuille1.$B$63"/>
        <table:named-range table:name="task-65" table:base-cell-address="$Feuille1.$B$65" table:cell-range-address="$Feuille1.$B$66"/>
        <table:named-range table:name="task-68" table:base-cell-address="$Feuille1.$B$68" table:cell-range-address="$Feuille1.$B$69"/>
        <table:named-range table:name="task-69" table:base-cell-address="$Feuille1.$B$69" table:cell-range-address="$Feuille1.$B$70"/>
        <table:named-range table:name="task-72" table:base-cell-address="$Feuille1.$B$72" table:cell-range-address="$Feuille1.$B$73"/>
        <table:named-range table:name="task-74" table:base-cell-address="$Feuille1.$B$74" table:cell-range-address="$Feuille1.$B$75"/>
        <table:named-range table:name="task-75" table:base-cell-address="$Feuille1.$B$75" table:cell-range-address="$Feuille1.$B$76"/>
        <table:named-range table:name="task-77" table:base-cell-address="$Feuille1.$B$77" table:cell-range-address="$Feuille1.$B$78"/>
        <table:named-range table:name="task-79" table:base-cell-address="$Feuille1.$B$79" table:cell-range-address="$Feuille1.$B$80"/>
        <table:named-range table:name="task-8" table:base-cell-address="$Feuille1.$B$8" table:cell-range-address="$Feuille1.$B$9"/>
        <table:named-range table:name="task-80" table:base-cell-address="$Feuille1.$B$80" table:cell-range-address="$Feuille1.$B$8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3fr33man </meta:initial-creator>
    <meta:creation-date>2012-12-17T20:49:08</meta:creation-date>
    <dc:date>2013-01-07T23:15:53</dc:date>
    <dc:creator>th3fr33man </dc:creator>
    <meta:editing-duration>PT4M50S</meta:editing-duration>
    <meta:editing-cycles>4</meta:editing-cycles>
    <meta:generator>LibreOffice/3.5$Linux_X86_64 LibreOffice_project/350m1$Build-2</meta:generator>
    <meta:document-statistic meta:table-count="6" meta:cell-count="638" meta:object-count="0"/>
  </office:meta>
</office:document-meta>
</file>